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seo-sans" svg:font-family="Museo-sans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333333" style:font-name="Museo-sans" fo:font-size="12.75pt" fo:letter-spacing="normal" fo:font-style="normal" fo:font-weight="normal"/>
    </style:style>
    <style:style style:name="T2" style:family="text">
      <style:text-properties fo:font-variant="normal" fo:text-transform="none" fo:color="#333333" style:font-name="Museo-sans" fo:font-size="12.7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gistered email address: </text:span><text:span text:style-name="Strong_20_Emphasis"><text:span text:style-name="T2">john.grando@spsmail.cuny.edu</text:span></text:span><text:line-break/><text:span text:style-name="T1">Product key: </text:span><text:bookmark text:name="product_key"/><text:span text:style-name="Strong_20_Emphasis"><text:span text:style-name="T2">9032-3558-2DFD-0B9B-2BBD-9F51-323A-17A0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seo-sans" svg:font-family="Museo-sans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3:13:12.220123081</meta:creation-date>
    <dc:date>2017-06-05T13:13:43.997728573</dc:date>
    <meta:editing-duration>PT32S</meta:editing-duration>
    <meta:editing-cycles>1</meta:editing-cycles>
    <meta:document-statistic meta:table-count="0" meta:image-count="0" meta:object-count="0" meta:page-count="1" meta:paragraph-count="1" meta:word-count="7" meta:character-count="107" meta:non-whitespace-character-count="101"/>
    <meta:generator>LibreOffice/5.1.6.2$Linux_X86_64 LibreOffice_project/10m0$Build-2</meta:generator>
  </office:meta>
</office:document-meta>
</file>